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ZJNxh5EI91ZkHPaCc8x9tUDgTPuun70QIN9J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1T04:36:59.052769318</meta:creation-date>
    <dc:date>2022-01-21T04:39:35.270419826</dc:date>
    <meta:editing-duration>PT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40" meta:non-whitespace-character-count="40"/>
  </office:meta>
</office:document-meta>
</file>